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654453.34" calcext:value-type="float">
            <text:p>654453,34</text:p>
          </table:table-cell>
          <table:table-cell table:formula="of:=[.G115]" office:value-type="float" office:value="958126.163265306" calcext:value-type="float">
            <text:p>958126,163265306</text:p>
          </table:table-cell>
          <table:table-cell table:formula="of:=[.L115]" office:value-type="float" office:value="54213.52" calcext:value-type="float">
            <text:p>54213,52</text:p>
          </table:table-cell>
          <table:table-cell/>
          <table:table-cell table:formula="of:=[.C115]" office:value-type="float" office:value="250.056" calcext:value-type="float">
            <text:p>250,056</text:p>
          </table:table-cell>
          <table:table-cell table:formula="of:=[.H115]" office:value-type="float" office:value="271.264" calcext:value-type="float">
            <text:p>271,264</text:p>
          </table:table-cell>
          <table:table-cell table:formula="of:=[.M115]" office:value-type="float" office:value="294.62" calcext:value-type="float">
            <text:p>294,62</text:p>
          </table:table-cell>
          <table:table-cell/>
          <table:table-cell table:formula="of:=[.D115]" office:value-type="float" office:value="0.726" calcext:value-type="float">
            <text:p>0,726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116" calcext:value-type="float">
            <text:p>4,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692771.079801939" calcext:value-type="float">
            <text:p>692771,079801939</text:p>
          </table:table-cell>
          <table:table-cell table:formula="of:=[.G116]" office:value-type="float" office:value="545268.430296056" calcext:value-type="float">
            <text:p>545268,430296056</text:p>
          </table:table-cell>
          <table:table-cell table:formula="of:=[.L116]" office:value-type="float" office:value="26929.42708209" calcext:value-type="float">
            <text:p>26929,42708209</text:p>
          </table:table-cell>
          <table:table-cell/>
          <table:table-cell table:formula="of:=[.C116]" office:value-type="float" office:value="34.2970212117612" calcext:value-type="float">
            <text:p>34,2970212117612</text:p>
          </table:table-cell>
          <table:table-cell table:formula="of:=[.H116]" office:value-type="float" office:value="30.6678056600077" calcext:value-type="float">
            <text:p>30,6678056600077</text:p>
          </table:table-cell>
          <table:table-cell table:formula="of:=[.M116]" office:value-type="float" office:value="31.7706971909651" calcext:value-type="float">
            <text:p>31,7706971909651</text:p>
          </table:table-cell>
          <table:table-cell/>
          <table:table-cell table:formula="of:=[.D116]" office:value-type="float" office:value="0.0438634243989226" calcext:value-type="float">
            <text:p>0,043863424398923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366606055596469" calcext:value-type="float">
            <text:p>0,036660605559647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0136" calcext:value-type="float">
            <text:p>1780136</text:p>
          </table:table-cell>
          <table:table-cell office:value-type="float" office:value="326.7" calcext:value-type="float">
            <text:p>326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3639" calcext:value-type="float">
            <text:p>1353639</text:p>
          </table:table-cell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608" calcext:value-type="float">
            <text:p>115608</text:p>
          </table:table-cell>
          <table:table-cell office:value-type="float" office:value="253.3" calcext:value-type="float">
            <text:p>253,3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29" calcext:value-type="float">
            <text:p>524229</text:p>
          </table:table-cell>
          <table:table-cell office:value-type="float" office:value="297" calcext:value-type="float">
            <text:p>29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3823" calcext:value-type="float">
            <text:p>763823</text:p>
          </table:table-cell>
          <table:table-cell office:value-type="float" office:value="215" calcext:value-type="float">
            <text:p>21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3511" calcext:value-type="float">
            <text:p>133511</text:p>
          </table:table-cell>
          <table:table-cell office:value-type="float" office:value="250" calcext:value-type="float">
            <text:p>25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11" calcext:value-type="float">
            <text:p>145511</text:p>
          </table:table-cell>
          <table:table-cell office:value-type="float" office:value="269.3" calcext:value-type="float">
            <text:p>269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7506" calcext:value-type="float">
            <text:p>517506</text:p>
          </table:table-cell>
          <table:table-cell office:value-type="float" office:value="220.8" calcext:value-type="float">
            <text:p>220,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3821" calcext:value-type="float">
            <text:p>143821</text:p>
          </table:table-cell>
          <table:table-cell office:value-type="float" office:value="231" calcext:value-type="float">
            <text:p>23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5080" calcext:value-type="float">
            <text:p>545080</text:p>
          </table:table-cell>
          <table:table-cell office:value-type="float" office:value="213" calcext:value-type="float">
            <text:p>21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0168" calcext:value-type="float">
            <text:p>420168</text:p>
          </table:table-cell>
          <table:table-cell office:value-type="float" office:value="234" calcext:value-type="float">
            <text:p>23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035" calcext:value-type="float">
            <text:p>67035</text:p>
          </table:table-cell>
          <table:table-cell office:value-type="float" office:value="198" calcext:value-type="float">
            <text:p>19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4971" calcext:value-type="float">
            <text:p>284971</text:p>
          </table:table-cell>
          <table:table-cell office:value-type="float" office:value="216" calcext:value-type="float">
            <text:p>21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6259" calcext:value-type="float">
            <text:p>296259</text:p>
          </table:table-cell>
          <table:table-cell office:value-type="float" office:value="235" calcext:value-type="float">
            <text:p>23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000" calcext:value-type="float">
            <text:p>6500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93" calcext:value-type="float">
            <text:p>257793</text:p>
          </table:table-cell>
          <table:table-cell office:value-type="float" office:value="218" calcext:value-type="float">
            <text:p>21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81569" calcext:value-type="float">
            <text:p>1981569</text:p>
          </table:table-cell>
          <table:table-cell office:value-type="float" office:value="226" calcext:value-type="float">
            <text:p>22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5664" calcext:value-type="float">
            <text:p>105664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7620" calcext:value-type="float">
            <text:p>1597620</text:p>
          </table:table-cell>
          <table:table-cell office:value-type="float" office:value="278.2" calcext:value-type="float">
            <text:p>278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02353" calcext:value-type="float">
            <text:p>1602353</text:p>
          </table:table-cell>
          <table:table-cell office:value-type="float" office:value="216.8" calcext:value-type="float">
            <text:p>216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4257" calcext:value-type="float">
            <text:p>214257</text:p>
          </table:table-cell>
          <table:table-cell office:value-type="float" office:value="259" calcext:value-type="float">
            <text:p>25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2880" calcext:value-type="float">
            <text:p>522880</text:p>
          </table:table-cell>
          <table:table-cell office:value-type="float" office:value="272" calcext:value-type="float">
            <text:p>27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2600" calcext:value-type="float">
            <text:p>962600</text:p>
          </table:table-cell>
          <table:table-cell office:value-type="float" office:value="235" calcext:value-type="float">
            <text:p>235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6290" calcext:value-type="float">
            <text:p>76290</text:p>
          </table:table-cell>
          <table:table-cell office:value-type="float" office:value="285" calcext:value-type="float">
            <text:p>285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1067" calcext:value-type="float">
            <text:p>911067</text:p>
          </table:table-cell>
          <table:table-cell office:value-type="float" office:value="244" calcext:value-type="float">
            <text:p>24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59587" calcext:value-type="float">
            <text:p>3859587</text:p>
          </table:table-cell>
          <table:table-cell office:value-type="float" office:value="237" calcext:value-type="float">
            <text:p>23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4963" calcext:value-type="float">
            <text:p>74963</text:p>
          </table:table-cell>
          <table:table-cell office:value-type="float" office:value="338" calcext:value-type="float">
            <text:p>338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435" calcext:value-type="float">
            <text:p>136435</text:p>
          </table:table-cell>
          <table:table-cell office:value-type="float" office:value="208" calcext:value-type="float">
            <text:p>20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58938" calcext:value-type="float">
            <text:p>1658938</text:p>
          </table:table-cell>
          <table:table-cell office:value-type="float" office:value="210" calcext:value-type="float">
            <text:p>210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372" calcext:value-type="float">
            <text:p>35372</text:p>
          </table:table-cell>
          <table:table-cell office:value-type="float" office:value="329" calcext:value-type="float">
            <text:p>32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55" calcext:value-type="float">
            <text:p>201255</text:p>
          </table:table-cell>
          <table:table-cell office:value-type="float" office:value="308.8" calcext:value-type="float">
            <text:p>308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7911" calcext:value-type="float">
            <text:p>197911</text:p>
          </table:table-cell>
          <table:table-cell office:value-type="float" office:value="235" calcext:value-type="float">
            <text:p>235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472" calcext:value-type="float">
            <text:p>35472</text:p>
          </table:table-cell>
          <table:table-cell office:value-type="float" office:value="332" calcext:value-type="float">
            <text:p>332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34" calcext:value-type="float">
            <text:p>144334</text:p>
          </table:table-cell>
          <table:table-cell office:value-type="float" office:value="323" calcext:value-type="float">
            <text:p>32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04696" calcext:value-type="float">
            <text:p>1204696</text:p>
          </table:table-cell>
          <table:table-cell office:value-type="float" office:value="218.8" calcext:value-type="float">
            <text:p>218,8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1705" calcext:value-type="float">
            <text:p>71705</text:p>
          </table:table-cell>
          <table:table-cell office:value-type="float" office:value="288" calcext:value-type="float">
            <text:p>288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708" calcext:value-type="float">
            <text:p>240708</text:p>
          </table:table-cell>
          <table:table-cell office:value-type="float" office:value="312" calcext:value-type="float">
            <text:p>31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96712" calcext:value-type="float">
            <text:p>796712</text:p>
          </table:table-cell>
          <table:table-cell office:value-type="float" office:value="226" calcext:value-type="float">
            <text:p>22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918" calcext:value-type="float">
            <text:p>68918</text:p>
          </table:table-cell>
          <table:table-cell office:value-type="float" office:value="256" calcext:value-type="float">
            <text:p>25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998" calcext:value-type="float">
            <text:p>203998</text:p>
          </table:table-cell>
          <table:table-cell office:value-type="float" office:value="301" calcext:value-type="float">
            <text:p>30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5978" calcext:value-type="float">
            <text:p>1445978</text:p>
          </table:table-cell>
          <table:table-cell office:value-type="float" office:value="224" calcext:value-type="float">
            <text:p>22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697" calcext:value-type="float">
            <text:p>24697</text:p>
          </table:table-cell>
          <table:table-cell office:value-type="float" office:value="330" calcext:value-type="float">
            <text:p>33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6871" calcext:value-type="float">
            <text:p>26687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5294" calcext:value-type="float">
            <text:p>205294</text:p>
          </table:table-cell>
          <table:table-cell office:value-type="float" office:value="225" calcext:value-type="float">
            <text:p>22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2785" calcext:value-type="float">
            <text:p>42785</text:p>
          </table:table-cell>
          <table:table-cell office:value-type="float" office:value="304" calcext:value-type="float">
            <text:p>30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9849" calcext:value-type="float">
            <text:p>389849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5864" calcext:value-type="float">
            <text:p>1335864</text:p>
          </table:table-cell>
          <table:table-cell office:value-type="float" office:value="229" calcext:value-type="float">
            <text:p>22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0858" calcext:value-type="float">
            <text:p>60858</text:p>
          </table:table-cell>
          <table:table-cell office:value-type="float" office:value="310.9" calcext:value-type="float">
            <text:p>310,9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2260" calcext:value-type="float">
            <text:p>282260</text:p>
          </table:table-cell>
          <table:table-cell office:value-type="float" office:value="230.7" calcext:value-type="float">
            <text:p>230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22987" calcext:value-type="float">
            <text:p>922987</text:p>
          </table:table-cell>
          <table:table-cell office:value-type="float" office:value="222" calcext:value-type="float">
            <text:p>222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3912" calcext:value-type="float">
            <text:p>53912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4152" calcext:value-type="float">
            <text:p>44415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83918" calcext:value-type="float">
            <text:p>1883918</text:p>
          </table:table-cell>
          <table:table-cell office:value-type="float" office:value="240" calcext:value-type="float">
            <text:p>24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579" calcext:value-type="float">
            <text:p>33579</text:p>
          </table:table-cell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940" calcext:value-type="float">
            <text:p>30194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98924" calcext:value-type="float">
            <text:p>798924</text:p>
          </table:table-cell>
          <table:table-cell office:value-type="float" office:value="235" calcext:value-type="float">
            <text:p>23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490" calcext:value-type="float">
            <text:p>21490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2519" calcext:value-type="float">
            <text:p>392519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87550" calcext:value-type="float">
            <text:p>3087550</text:p>
          </table:table-cell>
          <table:table-cell office:value-type="float" office:value="222.8" calcext:value-type="float">
            <text:p>222,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675" calcext:value-type="float">
            <text:p>32675</text:p>
          </table:table-cell>
          <table:table-cell office:value-type="float" office:value="344" calcext:value-type="float">
            <text:p>34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9834" calcext:value-type="float">
            <text:p>249834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43321" calcext:value-type="float">
            <text:p>2143321</text:p>
          </table:table-cell>
          <table:table-cell office:value-type="float" office:value="217" calcext:value-type="float">
            <text:p>21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151" calcext:value-type="float">
            <text:p>39151</text:p>
          </table:table-cell>
          <table:table-cell office:value-type="float" office:value="336" calcext:value-type="float">
            <text:p>33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5599" calcext:value-type="float">
            <text:p>465599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69364" calcext:value-type="float">
            <text:p>469364</text:p>
          </table:table-cell>
          <table:table-cell office:value-type="float" office:value="232" calcext:value-type="float">
            <text:p>232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684" calcext:value-type="float">
            <text:p>28684</text:p>
          </table:table-cell>
          <table:table-cell office:value-type="float" office:value="350" calcext:value-type="float">
            <text:p>35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4330" calcext:value-type="float">
            <text:p>264330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48551" calcext:value-type="float">
            <text:p>748551</text:p>
          </table:table-cell>
          <table:table-cell office:value-type="float" office:value="220" calcext:value-type="float">
            <text:p>22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1286" calcext:value-type="float">
            <text:p>81286</text:p>
          </table:table-cell>
          <table:table-cell office:value-type="float" office:value="347" calcext:value-type="float">
            <text:p>347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3378" calcext:value-type="float">
            <text:p>713378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13916" calcext:value-type="float">
            <text:p>2213916</text:p>
          </table:table-cell>
          <table:table-cell office:value-type="float" office:value="231" calcext:value-type="float">
            <text:p>23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2706" calcext:value-type="float">
            <text:p>62706</text:p>
          </table:table-cell>
          <table:table-cell office:value-type="float" office:value="338.6" calcext:value-type="float">
            <text:p>338,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0049" calcext:value-type="float">
            <text:p>410049</text:p>
          </table:table-cell>
          <table:table-cell office:value-type="float" office:value="270.3" calcext:value-type="float">
            <text:p>270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145059" calcext:value-type="float">
            <text:p>2145059</text:p>
          </table:table-cell>
          <table:table-cell office:value-type="float" office:value="224.8" calcext:value-type="float">
            <text:p>224,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6897" calcext:value-type="float">
            <text:p>116897</text:p>
          </table:table-cell>
          <table:table-cell office:value-type="float" office:value="285" calcext:value-type="float">
            <text:p>285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8981" calcext:value-type="float">
            <text:p>458981</text:p>
          </table:table-cell>
          <table:table-cell office:value-type="float" office:value="291" calcext:value-type="float">
            <text:p>29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20371" calcext:value-type="float">
            <text:p>1220371</text:p>
          </table:table-cell>
          <table:table-cell office:value-type="float" office:value="228" calcext:value-type="float">
            <text:p>22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049" calcext:value-type="float">
            <text:p>125049</text:p>
          </table:table-cell>
          <table:table-cell office:value-type="float" office:value="255" calcext:value-type="float">
            <text:p>255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883" calcext:value-type="float">
            <text:p>336883</text:p>
          </table:table-cell>
          <table:table-cell office:value-type="float" office:value="234" calcext:value-type="float">
            <text:p>23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09472" calcext:value-type="float">
            <text:p>1509472</text:p>
          </table:table-cell>
          <table:table-cell office:value-type="float" office:value="245" calcext:value-type="float">
            <text:p>24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6653" calcext:value-type="float">
            <text:p>46653</text:p>
          </table:table-cell>
          <table:table-cell office:value-type="float" office:value="291" calcext:value-type="float">
            <text:p>291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6163" calcext:value-type="float">
            <text:p>1016163</text:p>
          </table:table-cell>
          <table:table-cell office:value-type="float" office:value="234" calcext:value-type="float">
            <text:p>23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52244" calcext:value-type="float">
            <text:p>952244</text:p>
          </table:table-cell>
          <table:table-cell office:value-type="float" office:value="255.4" calcext:value-type="float">
            <text:p>255,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5898" calcext:value-type="float">
            <text:p>75898</text:p>
          </table:table-cell>
          <table:table-cell office:value-type="float" office:value="349" calcext:value-type="float">
            <text:p>349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9937" calcext:value-type="float">
            <text:p>359937</text:p>
          </table:table-cell>
          <table:table-cell office:value-type="float" office:value="295" calcext:value-type="float">
            <text:p>29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97825" calcext:value-type="float">
            <text:p>397825</text:p>
          </table:table-cell>
          <table:table-cell office:value-type="float" office:value="255" calcext:value-type="float">
            <text:p>25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773" calcext:value-type="float">
            <text:p>35773</text:p>
          </table:table-cell>
          <table:table-cell office:value-type="float" office:value="256" calcext:value-type="float">
            <text:p>25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274" calcext:value-type="float">
            <text:p>274274</text:p>
          </table:table-cell>
          <table:table-cell office:value-type="float" office:value="256" calcext:value-type="float">
            <text:p>25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74512" calcext:value-type="float">
            <text:p>574512</text:p>
          </table:table-cell>
          <table:table-cell office:value-type="float" office:value="236" calcext:value-type="float">
            <text:p>23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482" calcext:value-type="float">
            <text:p>21482</text:p>
          </table:table-cell>
          <table:table-cell office:value-type="float" office:value="274" calcext:value-type="float">
            <text:p>274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3832" calcext:value-type="float">
            <text:p>423832</text:p>
          </table:table-cell>
          <table:table-cell office:value-type="float" office:value="315" calcext:value-type="float">
            <text:p>31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86696" calcext:value-type="float">
            <text:p>586696</text:p>
          </table:table-cell>
          <table:table-cell office:value-type="float" office:value="235" calcext:value-type="float">
            <text:p>23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2357" calcext:value-type="float">
            <text:p>82357</text:p>
          </table:table-cell>
          <table:table-cell office:value-type="float" office:value="338" calcext:value-type="float">
            <text:p>33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2715" calcext:value-type="float">
            <text:p>212715</text:p>
          </table:table-cell>
          <table:table-cell office:value-type="float" office:value="250.5" calcext:value-type="float">
            <text:p>250,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20990" calcext:value-type="float">
            <text:p>2220990</text:p>
          </table:table-cell>
          <table:table-cell office:value-type="float" office:value="239" calcext:value-type="float">
            <text:p>23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397" calcext:value-type="float">
            <text:p>30397</text:p>
          </table:table-cell>
          <table:table-cell office:value-type="float" office:value="321" calcext:value-type="float">
            <text:p>321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924" calcext:value-type="float">
            <text:p>199924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9330" calcext:value-type="float">
            <text:p>319330</text:p>
          </table:table-cell>
          <table:table-cell office:value-type="float" office:value="219" calcext:value-type="float">
            <text:p>21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244" calcext:value-type="float">
            <text:p>20244</text:p>
          </table:table-cell>
          <table:table-cell office:value-type="float" office:value="304" calcext:value-type="float">
            <text:p>304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2141" calcext:value-type="float">
            <text:p>412141</text:p>
          </table:table-cell>
          <table:table-cell office:value-type="float" office:value="229" calcext:value-type="float">
            <text:p>22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32875" calcext:value-type="float">
            <text:p>532875</text:p>
          </table:table-cell>
          <table:table-cell office:value-type="float" office:value="259" calcext:value-type="float">
            <text:p>25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2083" calcext:value-type="float">
            <text:p>62083</text:p>
          </table:table-cell>
          <table:table-cell office:value-type="float" office:value="245" calcext:value-type="float">
            <text:p>245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9919" calcext:value-type="float">
            <text:p>899919</text:p>
          </table:table-cell>
          <table:table-cell office:value-type="float" office:value="208" calcext:value-type="float">
            <text:p>20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48474" calcext:value-type="float">
            <text:p>248474</text:p>
          </table:table-cell>
          <table:table-cell office:value-type="float" office:value="238" calcext:value-type="float">
            <text:p>23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620" calcext:value-type="float">
            <text:p>14620</text:p>
          </table:table-cell>
          <table:table-cell office:value-type="float" office:value="261" calcext:value-type="float">
            <text:p>261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9629" calcext:value-type="float">
            <text:p>679629</text:p>
          </table:table-cell>
          <table:table-cell office:value-type="float" office:value="248" calcext:value-type="float">
            <text:p>24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15033" calcext:value-type="float">
            <text:p>3115033</text:p>
          </table:table-cell>
          <table:table-cell office:value-type="float" office:value="239.6" calcext:value-type="float">
            <text:p>239,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6490" calcext:value-type="float">
            <text:p>46490</text:p>
          </table:table-cell>
          <table:table-cell office:value-type="float" office:value="203" calcext:value-type="float">
            <text:p>203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4062" calcext:value-type="float">
            <text:p>514062</text:p>
          </table:table-cell>
          <table:table-cell office:value-type="float" office:value="244" calcext:value-type="float">
            <text:p>24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63353" calcext:value-type="float">
            <text:p>863353</text:p>
          </table:table-cell>
          <table:table-cell office:value-type="float" office:value="222" calcext:value-type="float">
            <text:p>22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506" calcext:value-type="float">
            <text:p>19506</text:p>
          </table:table-cell>
          <table:table-cell office:value-type="float" office:value="202" calcext:value-type="float">
            <text:p>20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7614" calcext:value-type="float">
            <text:p>407614</text:p>
          </table:table-cell>
          <table:table-cell office:value-type="float" office:value="251" calcext:value-type="float">
            <text:p>25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3482" calcext:value-type="float">
            <text:p>683482</text:p>
          </table:table-cell>
          <table:table-cell office:value-type="float" office:value="229" calcext:value-type="float">
            <text:p>22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8391" calcext:value-type="float">
            <text:p>88391</text:p>
          </table:table-cell>
          <table:table-cell office:value-type="float" office:value="164" calcext:value-type="float">
            <text:p>164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1475" calcext:value-type="float">
            <text:p>251475</text:p>
          </table:table-cell>
          <table:table-cell office:value-type="float" office:value="242" calcext:value-type="float">
            <text:p>24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715852" calcext:value-type="float">
            <text:p>2715852</text:p>
          </table:table-cell>
          <table:table-cell office:value-type="float" office:value="263" calcext:value-type="float">
            <text:p>26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4580" calcext:value-type="float">
            <text:p>94580</text:p>
          </table:table-cell>
          <table:table-cell office:value-type="float" office:value="250" calcext:value-type="float">
            <text:p>250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3153" calcext:value-type="float">
            <text:p>433153</text:p>
          </table:table-cell>
          <table:table-cell office:value-type="float" office:value="297" calcext:value-type="float">
            <text:p>29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42136" calcext:value-type="float">
            <text:p>642136</text:p>
          </table:table-cell>
          <table:table-cell office:value-type="float" office:value="272" calcext:value-type="float">
            <text:p>27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4993" calcext:value-type="float">
            <text:p>64993</text:p>
          </table:table-cell>
          <table:table-cell office:value-type="float" office:value="237" calcext:value-type="float">
            <text:p>237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3719" calcext:value-type="float">
            <text:p>563719</text:p>
          </table:table-cell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2156" calcext:value-type="float">
            <text:p>1082156</text:p>
          </table:table-cell>
          <table:table-cell office:value-type="float" office:value="260" calcext:value-type="float">
            <text:p>26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554" calcext:value-type="float">
            <text:p>28554</text:p>
          </table:table-cell>
          <table:table-cell office:value-type="float" office:value="284" calcext:value-type="float">
            <text:p>284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3056" calcext:value-type="float">
            <text:p>373056</text:p>
          </table:table-cell>
          <table:table-cell office:value-type="float" office:value="234" calcext:value-type="float">
            <text:p>23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95878" calcext:value-type="float">
            <text:p>595878</text:p>
          </table:table-cell>
          <table:table-cell office:value-type="float" office:value="252.5" calcext:value-type="float">
            <text:p>252,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7377" calcext:value-type="float">
            <text:p>57377</text:p>
          </table:table-cell>
          <table:table-cell office:value-type="float" office:value="281" calcext:value-type="float">
            <text:p>281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2700" calcext:value-type="float">
            <text:p>522700</text:p>
          </table:table-cell>
          <table:table-cell office:value-type="float" office:value="236" calcext:value-type="float">
            <text:p>23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97020" calcext:value-type="float">
            <text:p>797020</text:p>
          </table:table-cell>
          <table:table-cell office:value-type="float" office:value="231" calcext:value-type="float">
            <text:p>23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3277" calcext:value-type="float">
            <text:p>93277</text:p>
          </table:table-cell>
          <table:table-cell office:value-type="float" office:value="236" calcext:value-type="float">
            <text:p>23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17821" calcext:value-type="float">
            <text:p>717821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76074" calcext:value-type="float">
            <text:p>976074</text:p>
          </table:table-cell>
          <table:table-cell office:value-type="float" office:value="232" calcext:value-type="float">
            <text:p>23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4817" calcext:value-type="float">
            <text:p>114817</text:p>
          </table:table-cell>
          <table:table-cell office:value-type="float" office:value="238.6" calcext:value-type="float">
            <text:p>238,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8118" calcext:value-type="float">
            <text:p>438118</text:p>
          </table:table-cell>
          <table:table-cell office:value-type="float" office:value="238" calcext:value-type="float">
            <text:p>23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53247" calcext:value-type="float">
            <text:p>1953247</text:p>
          </table:table-cell>
          <table:table-cell office:value-type="float" office:value="234" calcext:value-type="float">
            <text:p>23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8226" calcext:value-type="float">
            <text:p>48226</text:p>
          </table:table-cell>
          <table:table-cell office:value-type="float" office:value="249" calcext:value-type="float">
            <text:p>249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14496" calcext:value-type="float">
            <text:p>714496</text:p>
          </table:table-cell>
          <table:table-cell office:value-type="float" office:value="219" calcext:value-type="float">
            <text:p>21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437098" calcext:value-type="float">
            <text:p>3437098</text:p>
          </table:table-cell>
          <table:table-cell office:value-type="float" office:value="227" calcext:value-type="float">
            <text:p>22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013" calcext:value-type="float">
            <text:p>50013</text:p>
          </table:table-cell>
          <table:table-cell office:value-type="float" office:value="292" calcext:value-type="float">
            <text:p>29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3171" calcext:value-type="float">
            <text:p>213171</text:p>
          </table:table-cell>
          <table:table-cell office:value-type="float" office:value="217.8" calcext:value-type="float">
            <text:p>217,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12151" calcext:value-type="float">
            <text:p>1112151</text:p>
          </table:table-cell>
          <table:table-cell office:value-type="float" office:value="237" calcext:value-type="float">
            <text:p>23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361" calcext:value-type="float">
            <text:p>54361</text:p>
          </table:table-cell>
          <table:table-cell office:value-type="float" office:value="312" calcext:value-type="float">
            <text:p>31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1960" calcext:value-type="float">
            <text:p>381960</text:p>
          </table:table-cell>
          <table:table-cell office:value-type="float" office:value="285" calcext:value-type="float">
            <text:p>28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68296" calcext:value-type="float">
            <text:p>2568296</text:p>
          </table:table-cell>
          <table:table-cell office:value-type="float" office:value="233.7" calcext:value-type="float">
            <text:p>233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6605" calcext:value-type="float">
            <text:p>56605</text:p>
          </table:table-cell>
          <table:table-cell office:value-type="float" office:value="300" calcext:value-type="float">
            <text:p>300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2556" calcext:value-type="float">
            <text:p>482556</text:p>
          </table:table-cell>
          <table:table-cell office:value-type="float" office:value="295" calcext:value-type="float">
            <text:p>29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702500" calcext:value-type="float">
            <text:p>1702500</text:p>
          </table:table-cell>
          <table:table-cell office:value-type="float" office:value="236" calcext:value-type="float">
            <text:p>23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90513" calcext:value-type="float">
            <text:p>190513</text:p>
          </table:table-cell>
          <table:table-cell office:value-type="float" office:value="325" calcext:value-type="float">
            <text:p>325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77547" calcext:value-type="float">
            <text:p>677547</text:p>
          </table:table-cell>
          <table:table-cell office:value-type="float" office:value="299" calcext:value-type="float">
            <text:p>29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42756" calcext:value-type="float">
            <text:p>1142756</text:p>
          </table:table-cell>
          <table:table-cell office:value-type="float" office:value="238" calcext:value-type="float">
            <text:p>23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1868" calcext:value-type="float">
            <text:p>21868</text:p>
          </table:table-cell>
          <table:table-cell office:value-type="float" office:value="335.6" calcext:value-type="float">
            <text:p>335,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381" calcext:value-type="float">
            <text:p>240381</text:p>
          </table:table-cell>
          <table:table-cell office:value-type="float" office:value="323" calcext:value-type="float">
            <text:p>32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6104" calcext:value-type="float">
            <text:p>686104</text:p>
          </table:table-cell>
          <table:table-cell office:value-type="float" office:value="231" calcext:value-type="float">
            <text:p>23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4867" calcext:value-type="float">
            <text:p>24867</text:p>
          </table:table-cell>
          <table:table-cell office:value-type="float" office:value="298" calcext:value-type="float">
            <text:p>29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4682" calcext:value-type="float">
            <text:p>1174682</text:p>
          </table:table-cell>
          <table:table-cell office:value-type="float" office:value="285" calcext:value-type="float">
            <text:p>28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159319" calcext:value-type="float">
            <text:p>1159319</text:p>
          </table:table-cell>
          <table:table-cell office:value-type="float" office:value="225" calcext:value-type="float">
            <text:p>22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0152" calcext:value-type="float">
            <text:p>40152</text:p>
          </table:table-cell>
          <table:table-cell office:value-type="float" office:value="302" calcext:value-type="float">
            <text:p>30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6630" calcext:value-type="float">
            <text:p>28663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91156" calcext:value-type="float">
            <text:p>391156</text:p>
          </table:table-cell>
          <table:table-cell office:value-type="float" office:value="200" calcext:value-type="float">
            <text:p>2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0169" calcext:value-type="float">
            <text:p>30169</text:p>
          </table:table-cell>
          <table:table-cell office:value-type="float" office:value="337" calcext:value-type="float">
            <text:p>337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643" calcext:value-type="float">
            <text:p>220643</text:p>
          </table:table-cell>
          <table:table-cell office:value-type="float" office:value="266" calcext:value-type="float">
            <text:p>26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13562" calcext:value-type="float">
            <text:p>1013562</text:p>
          </table:table-cell>
          <table:table-cell office:value-type="float" office:value="205" calcext:value-type="float">
            <text:p>20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0280" calcext:value-type="float">
            <text:p>40280</text:p>
          </table:table-cell>
          <table:table-cell office:value-type="float" office:value="340" calcext:value-type="float">
            <text:p>34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670" calcext:value-type="float">
            <text:p>76670</text:p>
          </table:table-cell>
          <table:table-cell office:value-type="float" office:value="302" calcext:value-type="float">
            <text:p>30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11527" calcext:value-type="float">
            <text:p>1011527</text:p>
          </table:table-cell>
          <table:table-cell office:value-type="float" office:value="189" calcext:value-type="float">
            <text:p>18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6006" calcext:value-type="float">
            <text:p>46006</text:p>
          </table:table-cell>
          <table:table-cell office:value-type="float" office:value="348" calcext:value-type="float">
            <text:p>348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5988" calcext:value-type="float">
            <text:p>475988</text:p>
          </table:table-cell>
          <table:table-cell office:value-type="float" office:value="305" calcext:value-type="float">
            <text:p>30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20535" calcext:value-type="float">
            <text:p>1220535</text:p>
          </table:table-cell>
          <table:table-cell office:value-type="float" office:value="256" calcext:value-type="float">
            <text:p>25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8978" calcext:value-type="float">
            <text:p>48978</text:p>
          </table:table-cell>
          <table:table-cell office:value-type="float" office:value="341" calcext:value-type="float">
            <text:p>341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6849" calcext:value-type="float">
            <text:p>556849</text:p>
          </table:table-cell>
          <table:table-cell office:value-type="float" office:value="273" calcext:value-type="float">
            <text:p>27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91224" calcext:value-type="float">
            <text:p>2591224</text:p>
          </table:table-cell>
          <table:table-cell office:value-type="float" office:value="271.3" calcext:value-type="float">
            <text:p>271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9679" calcext:value-type="float">
            <text:p>29679</text:p>
          </table:table-cell>
          <table:table-cell office:value-type="float" office:value="332" calcext:value-type="float">
            <text:p>332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7438" calcext:value-type="float">
            <text:p>327438</text:p>
          </table:table-cell>
          <table:table-cell office:value-type="float" office:value="218" calcext:value-type="float">
            <text:p>21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0016" calcext:value-type="float">
            <text:p>200016</text:p>
          </table:table-cell>
          <table:table-cell office:value-type="float" office:value="258" calcext:value-type="float">
            <text:p>25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3210" calcext:value-type="float">
            <text:p>83210</text:p>
          </table:table-cell>
          <table:table-cell office:value-type="float" office:value="347" calcext:value-type="float">
            <text:p>347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98979" calcext:value-type="float">
            <text:p>1498979</text:p>
          </table:table-cell>
          <table:table-cell office:value-type="float" office:value="196" calcext:value-type="float">
            <text:p>19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63046" calcext:value-type="float">
            <text:p>763046</text:p>
          </table:table-cell>
          <table:table-cell office:value-type="float" office:value="266" calcext:value-type="float">
            <text:p>26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6393" calcext:value-type="float">
            <text:p>16393</text:p>
          </table:table-cell>
          <table:table-cell office:value-type="float" office:value="317.8" calcext:value-type="float">
            <text:p>317,8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93148" calcext:value-type="float">
            <text:p>893148</text:p>
          </table:table-cell>
          <table:table-cell office:value-type="float" office:value="207" calcext:value-type="float">
            <text:p>20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42186" calcext:value-type="float">
            <text:p>342186</text:p>
          </table:table-cell>
          <table:table-cell office:value-type="float" office:value="276" calcext:value-type="float">
            <text:p>27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0540" calcext:value-type="float">
            <text:p>50540</text:p>
          </table:table-cell>
          <table:table-cell office:value-type="float" office:value="302" calcext:value-type="float">
            <text:p>302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8666" calcext:value-type="float">
            <text:p>428666</text:p>
          </table:table-cell>
          <table:table-cell office:value-type="float" office:value="231" calcext:value-type="float">
            <text:p>23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11197" calcext:value-type="float">
            <text:p>211197</text:p>
          </table:table-cell>
          <table:table-cell office:value-type="float" office:value="283" calcext:value-type="float">
            <text:p>28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4061" calcext:value-type="float">
            <text:p>74061</text:p>
          </table:table-cell>
          <table:table-cell office:value-type="float" office:value="320" calcext:value-type="float">
            <text:p>32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2202" calcext:value-type="float">
            <text:p>682202</text:p>
          </table:table-cell>
          <table:table-cell office:value-type="float" office:value="237.6" calcext:value-type="float">
            <text:p>237,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40277" calcext:value-type="float">
            <text:p>1140277</text:p>
          </table:table-cell>
          <table:table-cell office:value-type="float" office:value="263" calcext:value-type="float">
            <text:p>26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606" calcext:value-type="float">
            <text:p>72606</text:p>
          </table:table-cell>
          <table:table-cell office:value-type="float" office:value="284" calcext:value-type="float">
            <text:p>28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0139" calcext:value-type="float">
            <text:p>790139</text:p>
          </table:table-cell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4015" calcext:value-type="float">
            <text:p>204015</text:p>
          </table:table-cell>
          <table:table-cell office:value-type="float" office:value="273" calcext:value-type="float">
            <text:p>27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9219" calcext:value-type="float">
            <text:p>39219</text:p>
          </table:table-cell>
          <table:table-cell office:value-type="float" office:value="315" calcext:value-type="float">
            <text:p>315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9684" calcext:value-type="float">
            <text:p>229684</text:p>
          </table:table-cell>
          <table:table-cell office:value-type="float" office:value="222" calcext:value-type="float">
            <text:p>22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57253" calcext:value-type="float">
            <text:p>1057253</text:p>
          </table:table-cell>
          <table:table-cell office:value-type="float" office:value="255" calcext:value-type="float">
            <text:p>25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7929" calcext:value-type="float">
            <text:p>37929</text:p>
          </table:table-cell>
          <table:table-cell office:value-type="float" office:value="284" calcext:value-type="float">
            <text:p>28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51903" calcext:value-type="float">
            <text:p>2951903</text:p>
          </table:table-cell>
          <table:table-cell office:value-type="float" office:value="242" calcext:value-type="float">
            <text:p>24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15543" calcext:value-type="float">
            <text:p>1215543</text:p>
          </table:table-cell>
          <table:table-cell office:value-type="float" office:value="186.1" calcext:value-type="float">
            <text:p>186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1186" calcext:value-type="float">
            <text:p>51186</text:p>
          </table:table-cell>
          <table:table-cell office:value-type="float" office:value="321" calcext:value-type="float">
            <text:p>321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2850" calcext:value-type="float">
            <text:p>142850</text:p>
          </table:table-cell>
          <table:table-cell office:value-type="float" office:value="244" calcext:value-type="float">
            <text:p>24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12458" calcext:value-type="float">
            <text:p>1212458</text:p>
          </table:table-cell>
          <table:table-cell office:value-type="float" office:value="291" calcext:value-type="float">
            <text:p>29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6019" calcext:value-type="float">
            <text:p>66019</text:p>
          </table:table-cell>
          <table:table-cell office:value-type="float" office:value="285" calcext:value-type="float">
            <text:p>285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8363" calcext:value-type="float">
            <text:p>958363</text:p>
          </table:table-cell>
          <table:table-cell office:value-type="float" office:value="249" calcext:value-type="float">
            <text:p>24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31062" calcext:value-type="float">
            <text:p>831062</text:p>
          </table:table-cell>
          <table:table-cell office:value-type="float" office:value="290" calcext:value-type="float">
            <text:p>29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4008" calcext:value-type="float">
            <text:p>64008</text:p>
          </table:table-cell>
          <table:table-cell office:value-type="float" office:value="314.9" calcext:value-type="float">
            <text:p>314,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75211" calcext:value-type="float">
            <text:p>1875211</text:p>
          </table:table-cell>
          <table:table-cell office:value-type="float" office:value="246" calcext:value-type="float">
            <text:p>24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281274" calcext:value-type="float">
            <text:p>2281274</text:p>
          </table:table-cell>
          <table:table-cell office:value-type="float" office:value="303" calcext:value-type="float">
            <text:p>30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5405" calcext:value-type="float">
            <text:p>75405</text:p>
          </table:table-cell>
          <table:table-cell office:value-type="float" office:value="290" calcext:value-type="float">
            <text:p>29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4509" calcext:value-type="float">
            <text:p>274509</text:p>
          </table:table-cell>
          <table:table-cell office:value-type="float" office:value="246" calcext:value-type="float">
            <text:p>24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818943" calcext:value-type="float">
            <text:p>1818943</text:p>
          </table:table-cell>
          <table:table-cell office:value-type="float" office:value="293" calcext:value-type="float">
            <text:p>29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721" calcext:value-type="float">
            <text:p>60721</text:p>
          </table:table-cell>
          <table:table-cell office:value-type="float" office:value="291" calcext:value-type="float">
            <text:p>291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3564" calcext:value-type="float">
            <text:p>403564</text:p>
          </table:table-cell>
          <table:table-cell office:value-type="float" office:value="245.5" calcext:value-type="float">
            <text:p>245,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40121" calcext:value-type="float">
            <text:p>640121</text:p>
          </table:table-cell>
          <table:table-cell office:value-type="float" office:value="285" calcext:value-type="float">
            <text:p>28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8764" calcext:value-type="float">
            <text:p>28764</text:p>
          </table:table-cell>
          <table:table-cell office:value-type="float" office:value="276" calcext:value-type="float">
            <text:p>27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2622" calcext:value-type="float">
            <text:p>292622</text:p>
          </table:table-cell>
          <table:table-cell office:value-type="float" office:value="253" calcext:value-type="float">
            <text:p>25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06531" calcext:value-type="float">
            <text:p>1206531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297" calcext:value-type="float">
            <text:p>68297</text:p>
          </table:table-cell>
          <table:table-cell office:value-type="float" office:value="276" calcext:value-type="float">
            <text:p>27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8488" calcext:value-type="float">
            <text:p>188488</text:p>
          </table:table-cell>
          <table:table-cell office:value-type="float" office:value="232" calcext:value-type="float">
            <text:p>23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74151" calcext:value-type="float">
            <text:p>974151</text:p>
          </table:table-cell>
          <table:table-cell office:value-type="float" office:value="294.1" calcext:value-type="float">
            <text:p>294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6232" calcext:value-type="float">
            <text:p>46232</text:p>
          </table:table-cell>
          <table:table-cell office:value-type="float" office:value="287" calcext:value-type="float">
            <text:p>287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5714" calcext:value-type="float">
            <text:p>635714</text:p>
          </table:table-cell>
          <table:table-cell office:value-type="float" office:value="251" calcext:value-type="float">
            <text:p>25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46989" calcext:value-type="float">
            <text:p>346989</text:p>
          </table:table-cell>
          <table:table-cell office:value-type="float" office:value="289" calcext:value-type="float">
            <text:p>28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5918" calcext:value-type="float">
            <text:p>25918</text:p>
          </table:table-cell>
          <table:table-cell office:value-type="float" office:value="319" calcext:value-type="float">
            <text:p>31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4137" calcext:value-type="float">
            <text:p>804137</text:p>
          </table:table-cell>
          <table:table-cell office:value-type="float" office:value="255" calcext:value-type="float">
            <text:p>25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64504" calcext:value-type="float">
            <text:p>564504</text:p>
          </table:table-cell>
          <table:table-cell office:value-type="float" office:value="270" calcext:value-type="float">
            <text:p>27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0587" calcext:value-type="float">
            <text:p>90587</text:p>
          </table:table-cell>
          <table:table-cell office:value-type="float" office:value="219.8" calcext:value-type="float">
            <text:p>219,8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1002" calcext:value-type="float">
            <text:p>261002</text:p>
          </table:table-cell>
          <table:table-cell office:value-type="float" office:value="255" calcext:value-type="float">
            <text:p>25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96596" calcext:value-type="float">
            <text:p>1396596</text:p>
          </table:table-cell>
          <table:table-cell office:value-type="float" office:value="293" calcext:value-type="float">
            <text:p>29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6055" calcext:value-type="float">
            <text:p>106055</text:p>
          </table:table-cell>
          <table:table-cell office:value-type="float" office:value="227" calcext:value-type="float">
            <text:p>227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0264" calcext:value-type="float">
            <text:p>590264</text:p>
          </table:table-cell>
          <table:table-cell office:value-type="float" office:value="227.7" calcext:value-type="float">
            <text:p>227,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10386" calcext:value-type="float">
            <text:p>510386</text:p>
          </table:table-cell>
          <table:table-cell office:value-type="float" office:value="286" calcext:value-type="float">
            <text:p>28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5641" calcext:value-type="float">
            <text:p>85641</text:p>
          </table:table-cell>
          <table:table-cell office:value-type="float" office:value="244" calcext:value-type="float">
            <text:p>24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90229" calcext:value-type="float">
            <text:p>2090229</text:p>
          </table:table-cell>
          <table:table-cell office:value-type="float" office:value="214" calcext:value-type="float">
            <text:p>21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561919" calcext:value-type="float">
            <text:p>1561919</text:p>
          </table:table-cell>
          <table:table-cell office:value-type="float" office:value="274" calcext:value-type="float">
            <text:p>27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0764" calcext:value-type="float">
            <text:p>90764</text:p>
          </table:table-cell>
          <table:table-cell office:value-type="float" office:value="289" calcext:value-type="float">
            <text:p>28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9587" calcext:value-type="float">
            <text:p>599587</text:p>
          </table:table-cell>
          <table:table-cell office:value-type="float" office:value="218" calcext:value-type="float">
            <text:p>21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13150" calcext:value-type="float">
            <text:p>713150</text:p>
          </table:table-cell>
          <table:table-cell office:value-type="float" office:value="251.5" calcext:value-type="float">
            <text:p>251,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6997" calcext:value-type="float">
            <text:p>46997</text:p>
          </table:table-cell>
          <table:table-cell office:value-type="float" office:value="253" calcext:value-type="float">
            <text:p>253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2993" calcext:value-type="float">
            <text:p>262993</text:p>
          </table:table-cell>
          <table:table-cell office:value-type="float" office:value="264" calcext:value-type="float">
            <text:p>26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495525" calcext:value-type="float">
            <text:p>1495525</text:p>
          </table:table-cell>
          <table:table-cell office:value-type="float" office:value="252" calcext:value-type="float">
            <text:p>25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5045" calcext:value-type="float">
            <text:p>55045</text:p>
          </table:table-cell>
          <table:table-cell office:value-type="float" office:value="259" calcext:value-type="float">
            <text:p>25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6209" calcext:value-type="float">
            <text:p>486209</text:p>
          </table:table-cell>
          <table:table-cell office:value-type="float" office:value="289" calcext:value-type="float">
            <text:p>28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4436" calcext:value-type="float">
            <text:p>884436</text:p>
          </table:table-cell>
          <table:table-cell office:value-type="float" office:value="274" calcext:value-type="float">
            <text:p>27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8045" calcext:value-type="float">
            <text:p>18045</text:p>
          </table:table-cell>
          <table:table-cell office:value-type="float" office:value="277" calcext:value-type="float">
            <text:p>277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8986" calcext:value-type="float">
            <text:p>328986</text:p>
          </table:table-cell>
          <table:table-cell office:value-type="float" office:value="322" calcext:value-type="float">
            <text:p>32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100326" calcext:value-type="float">
            <text:p>2100326</text:p>
          </table:table-cell>
          <table:table-cell office:value-type="float" office:value="267" calcext:value-type="float">
            <text:p>26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799" calcext:value-type="float">
            <text:p>65799</text:p>
          </table:table-cell>
          <table:table-cell office:value-type="float" office:value="273.3" calcext:value-type="float">
            <text:p>273,3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7066" calcext:value-type="float">
            <text:p>467066</text:p>
          </table:table-cell>
          <table:table-cell office:value-type="float" office:value="289" calcext:value-type="float">
            <text:p>28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25077" calcext:value-type="float">
            <text:p>425077</text:p>
          </table:table-cell>
          <table:table-cell office:value-type="float" office:value="284.2" calcext:value-type="float">
            <text:p>284,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4042" calcext:value-type="float">
            <text:p>54042</text:p>
          </table:table-cell>
          <table:table-cell office:value-type="float" office:value="282" calcext:value-type="float">
            <text:p>282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2247" calcext:value-type="float">
            <text:p>182247</text:p>
          </table:table-cell>
          <table:table-cell office:value-type="float" office:value="267.3" calcext:value-type="float">
            <text:p>267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36892" calcext:value-type="float">
            <text:p>936892</text:p>
          </table:table-cell>
          <table:table-cell office:value-type="float" office:value="302" calcext:value-type="float">
            <text:p>30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5008" calcext:value-type="float">
            <text:p>65008</text:p>
          </table:table-cell>
          <table:table-cell office:value-type="float" office:value="297" calcext:value-type="float">
            <text:p>297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4580" calcext:value-type="float">
            <text:p>404580</text:p>
          </table:table-cell>
          <table:table-cell office:value-type="float" office:value="271" calcext:value-type="float">
            <text:p>27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07496" calcext:value-type="float">
            <text:p>207496</text:p>
          </table:table-cell>
          <table:table-cell office:value-type="float" office:value="294" calcext:value-type="float">
            <text:p>29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3489" calcext:value-type="float">
            <text:p>63489</text:p>
          </table:table-cell>
          <table:table-cell office:value-type="float" office:value="276" calcext:value-type="float">
            <text:p>27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0135" calcext:value-type="float">
            <text:p>470135</text:p>
          </table:table-cell>
          <table:table-cell office:value-type="float" office:value="259" calcext:value-type="float">
            <text:p>25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48710" calcext:value-type="float">
            <text:p>1448710</text:p>
          </table:table-cell>
          <table:table-cell office:value-type="float" office:value="287" calcext:value-type="float">
            <text:p>28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7612" calcext:value-type="float">
            <text:p>37612</text:p>
          </table:table-cell>
          <table:table-cell office:value-type="float" office:value="304" calcext:value-type="float">
            <text:p>30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1692" calcext:value-type="float">
            <text:p>441692</text:p>
          </table:table-cell>
          <table:table-cell office:value-type="float" office:value="279" calcext:value-type="float">
            <text:p>27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07770" calcext:value-type="float">
            <text:p>607770</text:p>
          </table:table-cell>
          <table:table-cell office:value-type="float" office:value="298" calcext:value-type="float">
            <text:p>29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9905" calcext:value-type="float">
            <text:p>29905</text:p>
          </table:table-cell>
          <table:table-cell office:value-type="float" office:value="305" calcext:value-type="float">
            <text:p>305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8683" calcext:value-type="float">
            <text:p>598683</text:p>
          </table:table-cell>
          <table:table-cell office:value-type="float" office:value="333" calcext:value-type="float">
            <text:p>33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345208" calcext:value-type="float">
            <text:p>1345208</text:p>
          </table:table-cell>
          <table:table-cell office:value-type="float" office:value="293" calcext:value-type="float">
            <text:p>29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5233" calcext:value-type="float">
            <text:p>25233</text:p>
          </table:table-cell>
          <table:table-cell office:value-type="float" office:value="252" calcext:value-type="float">
            <text:p>252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2267" calcext:value-type="float">
            <text:p>122267</text:p>
          </table:table-cell>
          <table:table-cell office:value-type="float" office:value="310" calcext:value-type="float">
            <text:p>31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51190" calcext:value-type="float">
            <text:p>651190</text:p>
          </table:table-cell>
          <table:table-cell office:value-type="float" office:value="274" calcext:value-type="float">
            <text:p>27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6522" calcext:value-type="float">
            <text:p>66522</text:p>
          </table:table-cell>
          <table:table-cell office:value-type="float" office:value="262" calcext:value-type="float">
            <text:p>262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9335" calcext:value-type="float">
            <text:p>519335</text:p>
          </table:table-cell>
          <table:table-cell office:value-type="float" office:value="207" calcext:value-type="float">
            <text:p>20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85360" calcext:value-type="float">
            <text:p>1085360</text:p>
          </table:table-cell>
          <table:table-cell office:value-type="float" office:value="265" calcext:value-type="float">
            <text:p>26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5676" calcext:value-type="float">
            <text:p>95676</text:p>
          </table:table-cell>
          <table:table-cell office:value-type="float" office:value="269.3" calcext:value-type="float">
            <text:p>269,3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0234" calcext:value-type="float">
            <text:p>660234</text:p>
          </table:table-cell>
          <table:table-cell office:value-type="float" office:value="218" calcext:value-type="float">
            <text:p>21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3756" calcext:value-type="float">
            <text:p>603756</text:p>
          </table:table-cell>
          <table:table-cell office:value-type="float" office:value="262" calcext:value-type="float">
            <text:p>26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8601" calcext:value-type="float">
            <text:p>98601</text:p>
          </table:table-cell>
          <table:table-cell office:value-type="float" office:value="292" calcext:value-type="float">
            <text:p>292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6658" calcext:value-type="float">
            <text:p>126658</text:p>
          </table:table-cell>
          <table:table-cell office:value-type="float" office:value="208" calcext:value-type="float">
            <text:p>20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36566" calcext:value-type="float">
            <text:p>1436566</text:p>
          </table:table-cell>
          <table:table-cell office:value-type="float" office:value="201" calcext:value-type="float">
            <text:p>20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648" calcext:value-type="float">
            <text:p>20648</text:p>
          </table:table-cell>
          <table:table-cell office:value-type="float" office:value="278" calcext:value-type="float">
            <text:p>278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4694" calcext:value-type="float">
            <text:p>354694</text:p>
          </table:table-cell>
          <table:table-cell office:value-type="float" office:value="207.9" calcext:value-type="float">
            <text:p>207,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42252" calcext:value-type="float">
            <text:p>1042252</text:p>
          </table:table-cell>
          <table:table-cell office:value-type="float" office:value="287" calcext:value-type="float">
            <text:p>28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31247" calcext:value-type="float">
            <text:p>131247</text:p>
          </table:table-cell>
          <table:table-cell office:value-type="float" office:value="249" calcext:value-type="float">
            <text:p>24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5206" calcext:value-type="float">
            <text:p>255206</text:p>
          </table:table-cell>
          <table:table-cell office:value-type="float" office:value="221" calcext:value-type="float">
            <text:p>22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66859" calcext:value-type="float">
            <text:p>1166859</text:p>
          </table:table-cell>
          <table:table-cell office:value-type="float" office:value="294" calcext:value-type="float">
            <text:p>29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8731" calcext:value-type="float">
            <text:p>18731</text:p>
          </table:table-cell>
          <table:table-cell office:value-type="float" office:value="314" calcext:value-type="float">
            <text:p>31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41101" calcext:value-type="float">
            <text:p>3841101</text:p>
          </table:table-cell>
          <table:table-cell office:value-type="float" office:value="207" calcext:value-type="float">
            <text:p>20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319655" calcext:value-type="float">
            <text:p>1319655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7231" calcext:value-type="float">
            <text:p>17231</text:p>
          </table:table-cell>
          <table:table-cell office:value-type="float" office:value="269" calcext:value-type="float">
            <text:p>26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81588" calcext:value-type="float">
            <text:p>681588</text:p>
          </table:table-cell>
          <table:table-cell office:value-type="float" office:value="231" calcext:value-type="float">
            <text:p>23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21236" calcext:value-type="float">
            <text:p>221236</text:p>
          </table:table-cell>
          <table:table-cell office:value-type="float" office:value="296" calcext:value-type="float">
            <text:p>29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739" calcext:value-type="float">
            <text:p>92739</text:p>
          </table:table-cell>
          <table:table-cell office:value-type="float" office:value="338" calcext:value-type="float">
            <text:p>33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4838" calcext:value-type="float">
            <text:p>484838</text:p>
          </table:table-cell>
          <table:table-cell office:value-type="float" office:value="246" calcext:value-type="float">
            <text:p>24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71173" calcext:value-type="float">
            <text:p>871173</text:p>
          </table:table-cell>
          <table:table-cell office:value-type="float" office:value="288" calcext:value-type="float">
            <text:p>28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2351" calcext:value-type="float">
            <text:p>82351</text:p>
          </table:table-cell>
          <table:table-cell office:value-type="float" office:value="256" calcext:value-type="float">
            <text:p>25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8328" calcext:value-type="float">
            <text:p>478328</text:p>
          </table:table-cell>
          <table:table-cell office:value-type="float" office:value="246" calcext:value-type="float">
            <text:p>24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90265" calcext:value-type="float">
            <text:p>390265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0672" calcext:value-type="float">
            <text:p>20672</text:p>
          </table:table-cell>
          <table:table-cell office:value-type="float" office:value="310.9" calcext:value-type="float">
            <text:p>310,9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0917" calcext:value-type="float">
            <text:p>460917</text:p>
          </table:table-cell>
          <table:table-cell office:value-type="float" office:value="236" calcext:value-type="float">
            <text:p>23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26600" calcext:value-type="float">
            <text:p>226600</text:p>
          </table:table-cell>
          <table:table-cell office:value-type="float" office:value="294" calcext:value-type="float">
            <text:p>29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1370" calcext:value-type="float">
            <text:p>41370</text:p>
          </table:table-cell>
          <table:table-cell office:value-type="float" office:value="342" calcext:value-type="float">
            <text:p>34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7253" calcext:value-type="float">
            <text:p>477253</text:p>
          </table:table-cell>
          <table:table-cell office:value-type="float" office:value="234" calcext:value-type="float">
            <text:p>23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16786" calcext:value-type="float">
            <text:p>1216786</text:p>
          </table:table-cell>
          <table:table-cell office:value-type="float" office:value="301" calcext:value-type="float">
            <text:p>30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4799" calcext:value-type="float">
            <text:p>24799</text:p>
          </table:table-cell>
          <table:table-cell office:value-type="float" office:value="337" calcext:value-type="float">
            <text:p>337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7115" calcext:value-type="float">
            <text:p>667115</text:p>
          </table:table-cell>
          <table:table-cell office:value-type="float" office:value="223.8" calcext:value-type="float">
            <text:p>223,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5228" calcext:value-type="float">
            <text:p>45228</text:p>
          </table:table-cell>
          <table:table-cell office:value-type="float" office:value="328" calcext:value-type="float">
            <text:p>32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563653.11" calcext:value-type="float">
            <text:p>563653,11</text:p>
          </table:table-cell>
          <table:table-cell table:formula="of:=AVERAGE([.C11:.C110])" office:value-type="float" office:value="258.941" calcext:value-type="float">
            <text:p>258,941</text:p>
          </table:table-cell>
          <table:table-cell table:formula="of:=AVERAGE([.D11:.D110])" office:value-type="float" office:value="0.813" calcext:value-type="float">
            <text:p>0,813</text:p>
          </table:table-cell>
          <table:table-cell table:number-columns-repeated="2"/>
          <table:table-cell table:formula="of:=AVERAGE([.G11:.G110])" office:value-type="float" office:value="1130449.39393939" calcext:value-type="float">
            <text:p>1130449,39393939</text:p>
          </table:table-cell>
          <table:table-cell table:formula="of:=AVERAGE([.H11:.H110])" office:value-type="float" office:value="253.114" calcext:value-type="float">
            <text:p>253,114</text:p>
          </table:table-cell>
          <table:table-cell table:formula="of:=AVERAGE([.I11:.I110])" office:value-type="float" office:value="1.68" calcext:value-type="float">
            <text:p>1,68</text:p>
          </table:table-cell>
          <table:table-cell table:number-columns-repeated="2"/>
          <table:table-cell table:formula="of:=AVERAGE([.L11:.L110])" office:value-type="float" office:value="60611.39" calcext:value-type="float">
            <text:p>60611,39</text:p>
          </table:table-cell>
          <table:table-cell table:formula="of:=AVERAGE([.M11:.M110])" office:value-type="float" office:value="290.76" calcext:value-type="float">
            <text:p>290,76</text:p>
          </table:table-cell>
          <table:table-cell table:formula="of:=AVERAGE([.N11:.N110])" office:value-type="float" office:value="4.002" calcext:value-type="float">
            <text:p>4,00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547160.503137405" calcext:value-type="float">
            <text:p>547160,503137405</text:p>
          </table:table-cell>
          <table:table-cell table:formula="of:=STDEVP([.C11:.C110])" office:value-type="float" office:value="35.8330883262942" calcext:value-type="float">
            <text:p>35,8330883262942</text:p>
          </table:table-cell>
          <table:table-cell table:formula="of:=STDEVP([.D11:.D110])" office:value-type="float" office:value="0.102620660687797" calcext:value-type="float">
            <text:p>0,102620660687797</text:p>
          </table:table-cell>
          <table:table-cell table:number-columns-repeated="2"/>
          <table:table-cell table:formula="of:=STDEVP([.G11:.G110])" office:value-type="float" office:value="758244.671080993" calcext:value-type="float">
            <text:p>758244,671080993</text:p>
          </table:table-cell>
          <table:table-cell table:formula="of:=STDEVP([.H11:.H110])" office:value-type="float" office:value="30.446241212997" calcext:value-type="float">
            <text:p>30,446241212997</text:p>
          </table:table-cell>
          <table:table-cell table:formula="of:=STDEVP([.I11:.I110])" office:value-type="float" office:value="0.297657521322745" calcext:value-type="float">
            <text:p>0,297657521322745</text:p>
          </table:table-cell>
          <table:table-cell table:number-columns-repeated="2"/>
          <table:table-cell table:formula="of:=STDEVP([.L11:.L110])" office:value-type="float" office:value="36109.3275436957" calcext:value-type="float">
            <text:p>36109,3275436957</text:p>
          </table:table-cell>
          <table:table-cell table:formula="of:=STDEVP([.M11:.M110])" office:value-type="float" office:value="39.8092074776678" calcext:value-type="float">
            <text:p>39,8092074776678</text:p>
          </table:table-cell>
          <table:table-cell table:formula="of:=STDEVP([.N11:.N110])" office:value-type="float" office:value="0.381045928990194" calcext:value-type="float">
            <text:p>0,381045928990194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35635.5" calcext:value-type="float">
            <text:p>435635,5</text:p>
          </table:table-cell>
          <table:table-cell table:formula="of:=MEDIAN([.C11:.C110])" office:value-type="float" office:value="251" calcext:value-type="float">
            <text:p>251</text:p>
          </table:table-cell>
          <table:table-cell table:formula="of:=MEDIAN([.D11:.D110])" office:value-type="float" office:value="0.8" calcext:value-type="float">
            <text:p>0,8</text:p>
          </table:table-cell>
          <table:table-cell table:number-columns-repeated="2"/>
          <table:table-cell table:formula="of:=MEDIAN([.G11:.G110])" office:value-type="float" office:value="976074" calcext:value-type="float">
            <text:p>976074</text:p>
          </table:table-cell>
          <table:table-cell table:formula="of:=MEDIAN([.H11:.H110])" office:value-type="float" office:value="251.75" calcext:value-type="float">
            <text:p>251,75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54201.5" calcext:value-type="float">
            <text:p>54201,5</text:p>
          </table:table-cell>
          <table:table-cell table:formula="of:=MEDIAN([.M11:.M110])" office:value-type="float" office:value="291" calcext:value-type="float">
            <text:p>291</text:p>
          </table:table-cell>
          <table:table-cell table:formula="of:=MEDIAN([.N11:.N110])"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72852.88" calcext:value-type="float">
            <text:p>472852,88</text:p>
          </table:table-cell>
          <table:table-cell table:formula="of:=AVERAGE([.C11:.C60])" office:value-type="float" office:value="267.826" calcext:value-type="float">
            <text:p>267,826</text:p>
          </table:table-cell>
          <table:table-cell table:formula="of:=AVERAGE([.D11:.D60])" office:value-type="float" office:value="0.899999999999999" calcext:value-type="float">
            <text:p>0,899999999999999</text:p>
          </table:table-cell>
          <table:table-cell table:number-columns-repeated="2"/>
          <table:table-cell table:formula="of:=AVERAGE([.G11:.G60])" office:value-type="float" office:value="1299326.16" calcext:value-type="float">
            <text:p>1299326,16</text:p>
          </table:table-cell>
          <table:table-cell table:formula="of:=AVERAGE([.H11:.H60])" office:value-type="float" office:value="234.964" calcext:value-type="float">
            <text:p>234,964</text:p>
          </table:table-cell>
          <table:table-cell table:formula="of:=AVERAGE([.I11:.I60])" office:value-type="float" office:value="1.56" calcext:value-type="float">
            <text:p>1,56</text:p>
          </table:table-cell>
          <table:table-cell table:number-columns-repeated="2"/>
          <table:table-cell table:formula="of:=AVERAGE([.L11:.L60])" office:value-type="float" office:value="67009.26" calcext:value-type="float">
            <text:p>67009,26</text:p>
          </table:table-cell>
          <table:table-cell table:formula="of:=AVERAGE([.M11:.M60])" office:value-type="float" office:value="286.9" calcext:value-type="float">
            <text:p>286,9</text:p>
          </table:table-cell>
          <table:table-cell table:formula="of:=AVERAGE([.N11:.N60])" office:value-type="float" office:value="3.888" calcext:value-type="float">
            <text:p>3,888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654453.34" calcext:value-type="float">
            <text:p>654453,34</text:p>
          </table:table-cell>
          <table:table-cell table:formula="of:=AVERAGE([.C61:.C110])" office:value-type="float" office:value="250.056" calcext:value-type="float">
            <text:p>250,056</text:p>
          </table:table-cell>
          <table:table-cell table:formula="of:=AVERAGE([.D61:.D110])" office:value-type="float" office:value="0.726" calcext:value-type="float">
            <text:p>0,726</text:p>
          </table:table-cell>
          <table:table-cell table:number-columns-repeated="2"/>
          <table:table-cell table:formula="of:=AVERAGE([.G61:.G110])" office:value-type="float" office:value="958126.163265306" calcext:value-type="float">
            <text:p>958126,163265306</text:p>
          </table:table-cell>
          <table:table-cell table:formula="of:=AVERAGE([.H61:.H110])" office:value-type="float" office:value="271.264" calcext:value-type="float">
            <text:p>271,264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54213.52" calcext:value-type="float">
            <text:p>54213,52</text:p>
          </table:table-cell>
          <table:table-cell table:formula="of:=AVERAGE([.M61:.M110])" office:value-type="float" office:value="294.62" calcext:value-type="float">
            <text:p>294,62</text:p>
          </table:table-cell>
          <table:table-cell table:formula="of:=AVERAGE([.N61:.N110])" office:value-type="float" office:value="4.116" calcext:value-type="float">
            <text:p>4,116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692771.079801939" calcext:value-type="float">
            <text:p>692771,079801939</text:p>
          </table:table-cell>
          <table:table-cell table:formula="of:=STDEVP([.C61:.C110])" office:value-type="float" office:value="34.2970212117612" calcext:value-type="float">
            <text:p>34,2970212117612</text:p>
          </table:table-cell>
          <table:table-cell table:formula="of:=STDEVP([.D61:.D110])" office:value-type="float" office:value="0.0438634243989226" calcext:value-type="float">
            <text:p>0,043863424398923</text:p>
          </table:table-cell>
          <table:table-cell table:number-columns-repeated="2"/>
          <table:table-cell table:formula="of:=STDEVP([.G61:.G110])" office:value-type="float" office:value="545268.430296056" calcext:value-type="float">
            <text:p>545268,430296056</text:p>
          </table:table-cell>
          <table:table-cell table:formula="of:=STDEVP([.H61:.H110])" office:value-type="float" office:value="30.6678056600077" calcext:value-type="float">
            <text:p>30,6678056600077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6929.42708209" calcext:value-type="float">
            <text:p>26929,42708209</text:p>
          </table:table-cell>
          <table:table-cell table:formula="of:=STDEVP([.M61:.M110])" office:value-type="float" office:value="31.7706971909651" calcext:value-type="float">
            <text:p>31,7706971909651</text:p>
          </table:table-cell>
          <table:table-cell table:formula="of:=STDEVP([.N61:.N110])" office:value-type="float" office:value="0.0366606055596469" calcext:value-type="float">
            <text:p>0,036660605559647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08831.5" calcext:value-type="float">
            <text:p>408831,5</text:p>
          </table:table-cell>
          <table:table-cell table:formula="of:=MEDIAN([.C11:.C60])" office:value-type="float" office:value="271.15" calcext:value-type="float">
            <text:p>271,15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1029115" calcext:value-type="float">
            <text:p>1029115</text:p>
          </table:table-cell>
          <table:table-cell table:formula="of:=MEDIAN([.H11:.H60])" office:value-type="float" office:value="233.85" calcext:value-type="float">
            <text:p>233,85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59117.5" calcext:value-type="float">
            <text:p>59117,5</text:p>
          </table:table-cell>
          <table:table-cell table:formula="of:=MEDIAN([.M11:.M60])" office:value-type="float" office:value="289.5" calcext:value-type="float">
            <text:p>289,5</text:p>
          </table:table-cell>
          <table:table-cell table:formula="of:=MEDIAN([.N11:.N60])"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473061.5" calcext:value-type="float">
            <text:p>473061,5</text:p>
          </table:table-cell>
          <table:table-cell table:formula="of:=MEDIAN([.C61:.C110])" office:value-type="float" office:value="246" calcext:value-type="float">
            <text:p>246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974151" calcext:value-type="float">
            <text:p>974151</text:p>
          </table:table-cell>
          <table:table-cell table:formula="of:=MEDIAN([.H61:.H110])" office:value-type="float" office:value="283.6" calcext:value-type="float">
            <text:p>283,6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49759" calcext:value-type="float">
            <text:p>49759</text:p>
          </table:table-cell>
          <table:table-cell table:formula="of:=MEDIAN([.M61:.M110])" office:value-type="float" office:value="291.5" calcext:value-type="float">
            <text:p>291,5</text:p>
          </table:table-cell>
          <table:table-cell table:formula="of:=MEDIAN([.N61:.N110])" office:value-type="float" office:value="4.1" calcext:value-type="float">
            <text:p>4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9:21.8194456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8H16M12S</meta:editing-duration>
    <meta:editing-cycles>26</meta:editing-cycles>
    <meta:generator>LibreOffice/6.0.7.3$Linux_X86_64 LibreOffice_project/00m0$Build-3</meta:generator>
    <dc:date>2020-10-04T19:19:30.258909304</dc:date>
    <meta:document-statistic meta:table-count="1" meta:cell-count="13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654453.34">
                <text:p>654453.34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92771.079801939">
                <text:p>692771.079801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